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zekł Pan i stało się.</text:span><text:span text:style-name="T1"><text:line-break/></text:span><text:span text:style-name="T1">Jam Alfa i Omega,</text:span><text:span text:style-name="T1"><text:line-break/></text:span><text:span text:style-name="T1">początek i koniec</text:span><text:span text:style-name="T1"><text:line-break/></text:span><text:span text:style-name="T1">Ja spragnionemu dam</text:span><text:span text:style-name="T1"><text:line-break/></text:span><text:span text:style-name="T1">darmo pić</text:span><text:span text:style-name="T1"><text:line-break/></text:span><text:span text:style-name="T1">ze źródła Wody Ży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 daje mi pić,</text:span><text:span text:style-name="T1"><text:line-break/></text:span><text:span text:style-name="T1">Pan daje mi pić,</text:span><text:span text:style-name="T1"><text:line-break/></text:span><text:span text:style-name="T1">Pan daje mi pić</text:span><text:span text:style-name="T1"><text:line-break/></text:span><text:span text:style-name="T1">ze źródła Wody Ży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list-level-properties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2" text:bullet-char=" ">
            <style:list-level-properties text:space-before="1.6cm" text:min-label-width="0.8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3" text:bullet-char=" ">
            <style:list-level-properties text:space-before="3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2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2" text:bullet-char=" ">
        <style:list-level-properties text:space-before="1.6cm" text:min-label-width="0.8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3" text:bullet-char=" ">
        <style:list-level-properties text:space-before="3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la b</meta:initial-creator>
    <meta:creation-date>2006-04-01T22:03:58</meta:creation-date>
    <dc:date>2013-11-05T18:47:58.94</dc:date>
    <dc:language>pl-PL</dc:language>
    <meta:editing-cycles>18</meta:editing-cycles>
    <meta:editing-duration>PT2H5M23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